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3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15cm" fo:padding-bottom="0.015cm" fo:padding-left="0.015cm" fo:padding-right="0.015cm" draw:shadow="hidden" draw:shadow-offset-x="0.3cm" draw:shadow-offset-y="0.3cm" draw:shadow-color="#808080"/>
    </style:style>
    <style:style style:name="gr2" style:family="graphic" style:parent-style-name="standard" style:list-style-name="L1">
      <style:graphic-properties draw:stroke="solid" svg:stroke-width="0.03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15cm" fo:padding-bottom="0.015cm" fo:padding-left="0.015cm" fo:padding-right="0.015cm" draw:shadow="hidden" draw:shadow-offset-x="0.3cm" draw:shadow-offset-y="0.3cm" draw:shadow-color="#808080"/>
    </style:style>
    <style:style style:name="gr3" style:family="graphic" style:parent-style-name="standard" style:list-style-name="L1">
      <style:graphic-properties draw:stroke="solid" svg:stroke-width="0.03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15cm" fo:padding-bottom="0.015cm" fo:padding-left="0.015cm" fo:padding-right="0.015cm" draw:shadow="hidden" draw:shadow-offset-x="0.3cm" draw:shadow-offset-y="0.3cm" draw:shadow-color="#808080"/>
    </style:style>
    <style:style style:name="gr4" style:family="graphic" style:parent-style-name="standard" style:list-style-name="L1">
      <style:graphic-properties draw:stroke="solid" svg:stroke-width="0.03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15cm" fo:padding-bottom="0.015cm" fo:padding-left="0.015cm" fo:padding-right="0.015cm" draw:shadow="hidden" draw:shadow-offset-x="0.3cm" draw:shadow-offset-y="0.3cm" draw:shadow-color="#808080"/>
    </style:style>
    <style:style style:name="gr5" style:family="graphic" style:parent-style-name="standard" style:list-style-name="L1">
      <style:graphic-properties draw:stroke="solid" svg:stroke-width="0.025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012cm" fo:padding-bottom="0.012cm" fo:padding-left="0.012cm" fo:padding-right="0.012cm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12cm" fo:padding-bottom="0.012cm" fo:padding-left="0.012cm" fo:padding-right="0.012cm" draw:shadow="hidden" draw:shadow-offset-x="0.3cm" draw:shadow-offset-y="0.3cm" draw:shadow-color="#808080"/>
    </style:style>
    <style:style style:name="gr7" style:family="graphic" style:parent-style-name="standard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12cm" fo:padding-bottom="0.012cm" fo:padding-left="0.012cm" fo:padding-right="0.012cm" draw:shadow="hidden" draw:shadow-offset-x="0.3cm" draw:shadow-offset-y="0.3cm" draw:shadow-color="#808080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ole-draw-aspect="1" style:protect="size"/>
    </style:style>
    <style:style style:name="gr10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1" style:family="graphic" style:parent-style-name="standard" style:list-style-name="L1">
      <style:graphic-properties draw:stroke="solid" svg:stroke-width="0.03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15cm" fo:padding-bottom="0.015cm" fo:padding-left="0.015cm" fo:padding-right="0.015cm" draw:shadow="hidden" draw:shadow-offset-x="0.3cm" draw:shadow-offset-y="0.3cm" draw:shadow-color="#808080"/>
    </style:style>
    <style:style style:name="gr12" style:family="graphic" style:parent-style-name="standard" style:list-style-name="L1">
      <style:graphic-properties draw:stroke="solid" svg:stroke-width="0.03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15cm" fo:padding-bottom="0.015cm" fo:padding-left="0.015cm" fo:padding-right="0.015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solid" svg:stroke-width="0.03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15cm" fo:padding-bottom="0.015cm" fo:padding-left="0.015cm" fo:padding-right="0.015cm" draw:shadow="hidden" draw:shadow-offset-x="0.3cm" draw:shadow-offset-y="0.3cm" draw:shadow-color="#808080"/>
    </style:style>
    <style:style style:name="gr14" style:family="graphic" style:parent-style-name="standard" style:list-style-name="L1">
      <style:graphic-properties draw:stroke="solid" svg:stroke-width="0.03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15cm" fo:padding-bottom="0.015cm" fo:padding-left="0.015cm" fo:padding-right="0.015cm" draw:shadow="hidden" draw:shadow-offset-x="0.3cm" draw:shadow-offset-y="0.3cm" draw:shadow-color="#808080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2" style:family="paragraph">
      <style:paragraph-properties fo:text-align="center"/>
    </style:style>
    <style:style style:name="P3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lue-point draw:id="4" svg:x="-5cm" svg:y="5.75cm"/>
          <draw:glue-point draw:id="5" svg:x="5cm" svg:y="5cm"/>
          <draw:ellipse draw:style-name="gr1" draw:text-style-name="P1" draw:layer="layout" svg:width="0.4cm" svg:height="0.311cm" draw:transform="rotate (1.5707963267946) translate (7.206cm 1.478cm)" draw:kind="arc" draw:start-angle="270" draw:end-angle="90">
            <text:p/>
          </draw:ellipse>
          <draw:ellipse draw:style-name="gr2" draw:text-style-name="P1" draw:layer="layout" svg:width="0.4cm" svg:height="0.311cm" draw:transform="rotate (1.5707963267946) translate (7.539cm 1.478cm)" draw:kind="arc" draw:start-angle="270" draw:end-angle="90">
            <text:p/>
          </draw:ellipse>
          <draw:ellipse draw:style-name="gr3" draw:text-style-name="P1" draw:layer="layout" svg:width="0.4cm" svg:height="0.311cm" draw:transform="rotate (1.5707963267946) translate (6.881cm 1.478cm)" draw:kind="arc" draw:start-angle="270" draw:end-angle="90">
            <text:p/>
          </draw:ellipse>
          <draw:ellipse draw:style-name="gr4" draw:text-style-name="P1" draw:layer="layout" svg:width="0.4cm" svg:height="0.311cm" draw:transform="rotate (1.5707963267946) translate (6.551cm 1.478cm)" draw:kind="arc" draw:start-angle="270" draw:end-angle="90">
            <text:p/>
          </draw:ellipse>
        </draw:g>
        <draw:g>
          <draw:rect draw:style-name="gr5" draw:text-style-name="P1" draw:layer="layout" svg:width="0.224cm" svg:height="0.506cm" draw:transform="rotate (1.5707963267946) translate (5.647cm 1.383cm)">
            <text:p/>
          </draw:rect>
          <draw:line draw:style-name="gr6" draw:text-style-name="P1" draw:layer="layout" svg:x1="6.145cm" svg:y1="1.271cm" svg:x2="6.294cm" svg:y2="1.271cm">
            <text:p/>
          </draw:line>
          <draw:line draw:style-name="gr7" draw:text-style-name="P1" draw:layer="layout" svg:x1="5.493cm" svg:y1="1.271cm" svg:x2="5.644cm" svg:y2="1.271cm">
            <text:p/>
          </draw:line>
        </draw:g>
        <draw:line draw:style-name="gr8" draw:text-style-name="P2" draw:layer="layout" svg:x1="5.506cm" svg:y1="1.272cm" svg:x2="5.275cm" svg:y2="1.268cm">
          <text:p/>
        </draw:line>
        <draw:line draw:style-name="gr8" draw:text-style-name="P2" draw:layer="layout" svg:x1="6.293cm" svg:y1="1.271cm" svg:x2="6.559cm" svg:y2="1.268cm">
          <text:p/>
        </draw:line>
        <draw:line draw:style-name="gr8" draw:text-style-name="P2" draw:layer="layout" svg:x1="5.275cm" svg:y1="2.877cm" svg:x2="8.277cm" svg:y2="2.877cm">
          <text:p/>
        </draw:line>
        <draw:line draw:style-name="gr8" draw:text-style-name="P2" draw:layer="layout" svg:x1="7.827cm" svg:y1="1.275cm" svg:x2="8.246cm" svg:y2="1.268cm">
          <text:p/>
        </draw:line>
        <draw:frame draw:style-name="gr9" draw:layer="layout" svg:width="0.728cm" svg:height="0.579cm" svg:x="5.076cm" svg:y="1.6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layer="layout" svg:width="0.538cm" svg:height="0.469cm" svg:x="5.104cm" svg:y="1.25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layer="layout" svg:width="0.538cm" svg:height="0.469cm" svg:x="5.109cm" svg:y="2.34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draw:layer="layout" svg:width="0.638cm" svg:height="0.529cm" svg:x="5.568cm" svg:y="0.5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9" draw:layer="layout" svg:width="0.983cm" svg:height="0.529cm" svg:x="6.683cm" svg:y="0.40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9" draw:layer="layout" svg:width="0.663cm" svg:height="0.58cm" svg:x="7.701cm" svg:y="1.66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9" draw:layer="layout" svg:width="0.538cm" svg:height="0.469cm" svg:x="7.78cm" svg:y="1.21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9" draw:layer="layout" svg:width="0.538cm" svg:height="0.469cm" svg:x="7.851cm" svg:y="2.194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10" draw:text-style-name="P2" draw:layer="layout" svg:x1="6.683cm" svg:y1="1.469cm" svg:x2="7.396cm" svg:y2="1.474cm">
          <text:p/>
        </draw:line>
        <draw:frame draw:style-name="gr9" draw:layer="layout" svg:width="0.567cm" svg:height="0.579cm" svg:x="6.669cm" svg:y="1.542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g>
          <draw:glue-point draw:id="4" svg:x="-5cm" svg:y="5.75cm"/>
          <draw:glue-point draw:id="5" svg:x="5cm" svg:y="5cm"/>
          <draw:ellipse draw:style-name="gr11" draw:text-style-name="P1" draw:layer="layout" svg:width="0.4cm" svg:height="0.311cm" draw:transform="rotate (1.5707963267946) translate (1.977cm 1.478cm)" draw:kind="arc" draw:start-angle="270" draw:end-angle="90">
            <text:p/>
          </draw:ellipse>
          <draw:ellipse draw:style-name="gr12" draw:text-style-name="P1" draw:layer="layout" svg:width="0.4cm" svg:height="0.311cm" draw:transform="rotate (1.5707963267946) translate (2.31cm 1.478cm)" draw:kind="arc" draw:start-angle="270" draw:end-angle="90">
            <text:p/>
          </draw:ellipse>
          <draw:ellipse draw:style-name="gr13" draw:text-style-name="P1" draw:layer="layout" svg:width="0.4cm" svg:height="0.311cm" draw:transform="rotate (1.5707963267946) translate (1.652cm 1.478cm)" draw:kind="arc" draw:start-angle="270" draw:end-angle="90">
            <text:p/>
          </draw:ellipse>
          <draw:ellipse draw:style-name="gr14" draw:text-style-name="P1" draw:layer="layout" svg:width="0.4cm" svg:height="0.311cm" draw:transform="rotate (1.5707963267946) translate (1.322cm 1.478cm)" draw:kind="arc" draw:start-angle="270" draw:end-angle="90">
            <text:p/>
          </draw:ellipse>
        </draw:g>
        <draw:line draw:style-name="gr8" draw:text-style-name="P2" draw:layer="layout" svg:x1="0.634cm" svg:y1="1.268cm" svg:x2="1.33cm" svg:y2="1.276cm">
          <text:p/>
        </draw:line>
        <draw:line draw:style-name="gr8" draw:text-style-name="P2" draw:layer="layout" svg:x1="0.65cm" svg:y1="2.878cm" svg:x2="3.466cm" svg:y2="2.878cm">
          <text:p/>
        </draw:line>
        <draw:line draw:style-name="gr8" draw:text-style-name="P2" draw:layer="layout" svg:x1="2.598cm" svg:y1="1.275cm" svg:x2="3.482cm" svg:y2="1.268cm">
          <text:p/>
        </draw:line>
        <draw:frame draw:style-name="gr9" draw:layer="layout" svg:width="0.728cm" svg:height="0.579cm" svg:x="0.42cm" svg:y="1.67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9" draw:layer="layout" svg:width="0.538cm" svg:height="0.469cm" svg:x="0.463cm" svg:y="1.268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9" draw:layer="layout" svg:width="0.538cm" svg:height="0.469cm" svg:x="0.422cm" svg:y="2.281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9" draw:layer="layout" svg:width="0.985cm" svg:height="0.529cm" svg:x="1.361cm" svg:y="0.449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9" draw:layer="layout" svg:width="0.663cm" svg:height="0.58cm" svg:x="2.921cm" svg:y="1.66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9" draw:layer="layout" svg:width="0.538cm" svg:height="0.469cm" svg:x="2.922cm" svg:y="1.245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9" draw:layer="layout" svg:width="0.538cm" svg:height="0.469cm" svg:x="2.901cm" svg:y="2.194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line draw:style-name="gr10" draw:text-style-name="P2" draw:layer="layout" svg:x1="1.454cm" svg:y1="1.469cm" svg:x2="2.167cm" svg:y2="1.474cm">
          <text:p/>
        </draw:line>
        <draw:frame draw:style-name="gr9" draw:layer="layout" svg:width="0.567cm" svg:height="0.579cm" svg:x="1.44cm" svg:y="1.542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5" draw:text-style-name="P3" draw:layer="layout" svg:width="1.078cm" svg:height="0.911cm" svg:x="6.436cm" svg:y="2.831cm">
          <draw:text-box>
            <text:p><text:span text:style-name="T1">الف</text:span></text:p>
          </draw:text-box>
        </draw:frame>
        <draw:frame draw:style-name="gr15" draw:text-style-name="P3" draw:layer="layout" svg:width="0.714cm" svg:height="0.911cm" svg:x="1.61cm" svg:y="2.77cm">
          <draw:text-box>
            <text:p><text:span text:style-name="T1">با</text:span></text:p>
          </draw:text-box>
        </draw:frame>
        <draw:frame draw:style-name="gr9" draw:layer="layout" svg:width="1.672cm" svg:height="0.529cm" svg:x="3.696cm" svg:y="0.28cm">
          <draw:object xlink:href="./Object 13" xlink:type="simple" xlink:show="embed" xlink:actuate="onLoad"/>
          <draw:image xlink:href="./ObjectReplacements/Object 1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E</math:mi>
        <math:mi math:fontstyle="italic">af</math:mi>
      </math:msub>
      <math:mo math:stretchy="false">ˆ</math:mo>
    </math:mover>
    <math:annotation math:encoding="StarMath 5.0">hat E_af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E</math:mi>
        <math:mi math:fontstyle="italic">af</math:mi>
      </math:msub>
      <math:mo math:stretchy="false">ˆ</math:mo>
    </math:mover>
    <math:annotation math:encoding="StarMath 5.0">hat E_af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i>s</math:mi>
      </math:msub>
      <math:mo math:stretchy="false">≫</math:mo>
      <math:msub>
        <math:mi>R</math:mi>
        <math:mi>a</math:mi>
      </math:msub>
    </math:mrow>
    <math:annotation math:encoding="StarMath 5.0">X_s &gt;&gt; R_a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i>j</math:mi>
      <math:msub>
        <math:mi>X</math:mi>
        <math:mi>s</math:mi>
      </math:msub>
    </math:mrow>
    <math:annotation math:encoding="StarMath 5.0">j X_s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V</math:mi>
        <math:mi>a</math:mi>
      </math:msub>
      <math:mo math:stretchy="false">ˆ</math:mo>
    </math:mover>
    <math:annotation math:encoding="StarMath 5.0">hat V_a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I</math:mi>
        <math:mi>a</math:mi>
      </math:msub>
      <math:mo math:stretchy="false">ˆ</math:mo>
    </math:mover>
    <math:annotation math:encoding="StarMath 5.0">hat I_a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ub>
      <math:mi>R</math:mi>
      <math:mi>a</math:mi>
    </math:msub>
    <math:annotation math:encoding="StarMath 5.0">R_a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j</math:mi>
      <math:msub>
        <math:mi>X</math:mi>
        <math:mi>s</math:mi>
      </math:msub>
    </math:mrow>
    <math:annotation math:encoding="StarMath 5.0">j X_s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V</math:mi>
        <math:mi>a</math:mi>
      </math:msub>
      <math:mo math:stretchy="false">ˆ</math:mo>
    </math:mover>
    <math:annotation math:encoding="StarMath 5.0">hat V_a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I</math:mi>
        <math:mi>a</math:mi>
      </math:msub>
      <math:mo math:stretchy="false">ˆ</math:mo>
    </math:mover>
    <math:annotation math:encoding="StarMath 5.0">hat I_a</math:annotation>
  </math:semantics>
</math:math>
</file>